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6.7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Concentration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#2</text:p>
          </table:table-cell>
          <table:table-cell office:value-type="string" calcext:value-type="string">
            <text:p>#3</text:p>
          </table:table-cell>
          <table:table-cell office:value-type="string" calcext:value-type="string">
            <text:p>#4</text:p>
          </table:table-cell>
          <table:table-cell office:value-type="string" calcext:value-type="string">
            <text:p>#5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stdev%</text:p>
          </table:table-cell>
          <table:table-cell office:value-type="string" calcext:value-type="string">
            <text:p>%Erro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AVERAGE([.B2:.F2])" office:value-type="float" office:value="22.4" calcext:value-type="float">
            <text:p>22.4</text:p>
          </table:table-cell>
          <table:table-cell table:formula="of:=STDEV([.B2:.F2])" office:value-type="float" office:value="1.67332005306815" calcext:value-type="float">
            <text:p>1.6733200531</text:p>
          </table:table-cell>
          <table:table-cell table:formula="of:=[.H2]/[.G2]*100" office:value-type="float" office:value="7.47017880833996" calcext:value-type="float">
            <text:p>7.5</text:p>
          </table:table-cell>
          <table:table-cell table:formula="of:=(1-([.G2]/[.A2]))*-100" office:value-type="float" office:value="-10.4" calcext:value-type="float">
            <text:p>-10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formula="of:=AVERAGE([.B3:.F3])" office:value-type="float" office:value="48.6" calcext:value-type="float">
            <text:p>48.6</text:p>
          </table:table-cell>
          <table:table-cell table:formula="of:=STDEV([.B3:.F3])" office:value-type="float" office:value="1.8165902124585" calcext:value-type="float">
            <text:p>1.8165902125</text:p>
          </table:table-cell>
          <table:table-cell table:formula="of:=[.H3]/[.G3]*100" office:value-type="float" office:value="3.73783994333024" calcext:value-type="float">
            <text:p>3.7</text:p>
          </table:table-cell>
          <table:table-cell table:formula="of:=(1-([.G3]/[.A3]))*-100" office:value-type="float" office:value="-2.8" calcext:value-type="float">
            <text:p>-2.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formula="of:=AVERAGE([.B4:.F4])" office:value-type="float" office:value="99.4" calcext:value-type="float">
            <text:p>99.4</text:p>
          </table:table-cell>
          <table:table-cell table:formula="of:=STDEV([.B4:.F4])" office:value-type="float" office:value="2.50998007960223" calcext:value-type="float">
            <text:p>2.5099800796</text:p>
          </table:table-cell>
          <table:table-cell table:formula="of:=[.H4]/[.G4]*100" office:value-type="float" office:value="2.52513086479097" calcext:value-type="float">
            <text:p>2.5</text:p>
          </table:table-cell>
          <table:table-cell table:formula="of:=(1-([.G4]/[.A4]))*-100" office:value-type="float" office:value="-0.599999999999989" calcext:value-type="float">
            <text:p>-0.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table:formula="of:=AVERAGE([.B5:.F5])" office:value-type="float" office:value="208" calcext:value-type="float">
            <text:p>208</text:p>
          </table:table-cell>
          <table:table-cell table:formula="of:=STDEV([.B5:.F5])" office:value-type="float" office:value="5.74456264653803" calcext:value-type="float">
            <text:p>5.7445626465</text:p>
          </table:table-cell>
          <table:table-cell table:formula="of:=[.H5]/[.G5]*100" office:value-type="float" office:value="2.76180896468174" calcext:value-type="float">
            <text:p>2.8</text:p>
          </table:table-cell>
          <table:table-cell table:formula="of:=(1-([.G5]/[.A5]))*-100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8" calcext:value-type="float">
            <text:p>408</text:p>
          </table:table-cell>
          <table:table-cell office:value-type="float" office:value="396" calcext:value-type="float">
            <text:p>396</text:p>
          </table:table-cell>
          <table:table-cell office:value-type="float" office:value="391" calcext:value-type="float">
            <text:p>391</text:p>
          </table:table-cell>
          <table:table-cell office:value-type="float" office:value="419" calcext:value-type="float">
            <text:p>419</text:p>
          </table:table-cell>
          <table:table-cell office:value-type="float" office:value="409" calcext:value-type="float">
            <text:p>409</text:p>
          </table:table-cell>
          <table:table-cell table:formula="of:=AVERAGE([.B6:.F6])" office:value-type="float" office:value="404.6" calcext:value-type="float">
            <text:p>404.6</text:p>
          </table:table-cell>
          <table:table-cell table:formula="of:=STDEV([.B6:.F6])" office:value-type="float" office:value="11.148990985735" calcext:value-type="float">
            <text:p>11.1489909857</text:p>
          </table:table-cell>
          <table:table-cell table:formula="of:=[.H6]/[.G6]*100" office:value-type="float" office:value="2.7555588200037" calcext:value-type="float">
            <text:p>2.8</text:p>
          </table:table-cell>
          <table:table-cell table:formula="of:=(1-([.G6]/[.A6]))*-100" office:value-type="float" office:value="1.15000000000001" calcext:value-type="float">
            <text:p>1.15</text:p>
          </table:table-cell>
        </table:table-row>
        <table:table-row table:style-name="ro1" table:number-rows-repeated="104856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/00/0000</text:date>, <text:time style:data-style-name="N2" text:time-value="13:19:10.8842685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5:29:38.304804658</meta:creation-date>
    <dc:date>2018-08-16T13:28:24.487657617</dc:date>
    <meta:editing-duration>PT35M18S</meta:editing-duration>
    <meta:editing-cycles>4</meta:editing-cycles>
    <meta:generator>LibreOffice/5.1.6.2$Linux_X86_64 LibreOffice_project/10m0$Build-2</meta:generator>
    <meta:document-statistic meta:table-count="1" meta:cell-count="60" meta:object-count="0"/>
  </office:meta>
</office:document-meta>
</file>